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0000002AC0000027C51856AC5.png" manifest:media-type=""/>
  <manifest:file-entry manifest:full-path="Pictures/10000200000003BB00000285D571C4B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3465a4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3465a4" draw:fill="solid" draw:fill-color="#ffffff" draw:textarea-horizontal-align="left" draw:textarea-vertical-align="top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3465a4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otted" svg:stroke-width="0.051cm" svg:stroke-color="#3465a4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Ultrafine_20_Dashed" svg:stroke-width="0.051cm" svg:stroke-color="#000000" draw:fill="solid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Ultrafine_20_Dashed" svg:stroke-width="0.051cm" svg:stroke-color="#3465a4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stroke-dash="Ultrafine_20_Dashed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000000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51cm" draw:fill="solid" draw:fill-color="#ffffff" draw:textarea-horizontal-align="left" draw:textarea-vertical-align="top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3.048cm" svg:height="2.54cm" svg:x="4.502cm" svg:y="2.032cm">
          <text:p text:style-name="P1">Micro</text:p>
          <text:p text:style-name="P1">Blaz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0.414cm" svg:height="14.986cm" svg:x="11.614cm" svg:y="4.064cm">
          <text:p text:style-name="P1">tetris_vga Pcore</text:p>
          <draw:enhanced-geometry svg:viewBox="0 0 21600 21600" draw:type="rectangle" draw:enhanced-path="M 0 0 L 21600 0 21600 21600 0 21600 0 0 Z N"/>
        </draw:custom-shape>
        <draw:g xml:id="id7" draw:id="id7">
          <draw:custom-shape draw:style-name="gr3" draw:text-style-name="P1" draw:layer="layout" svg:width="2.54cm" svg:height="0.508cm" svg:x="12.122cm" svg:y="5.8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508cm" svg:x="12.122cm" svg:y="6.35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3" draw:text-style-name="P1" draw:layer="layout" svg:width="2.54cm" svg:height="0.508cm" svg:x="12.122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508cm" svg:x="12.122cm" svg:y="9.3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508cm" svg:x="12.122cm" svg:y="9.9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508cm" svg:x="12.122cm" svg:y="10.414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xml:id="id8" draw:id="id8" draw:layer="layout" svg:width="4.572cm" svg:height="2.032cm" svg:x="16.44cm" svg:y="6.858cm">
          <text:p text:style-name="P1">VGA Driver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572cm" svg:height="6.858cm" svg:x="16.44cm" svg:y="10.16cm">
          <text:p text:style-name="P1">Rasterizer</text:p>
          <draw:enhanced-geometry svg:viewBox="0 0 21600 21600" draw:type="rectangle" draw:enhanced-path="M 0 0 L 21600 0 21600 21600 0 21600 0 0 Z N"/>
        </draw:custom-shape>
        <draw:g xml:id="id3" draw:id="id3">
          <draw:custom-shape draw:style-name="gr3" draw:text-style-name="P1" draw:layer="layout" svg:width="2.54cm" svg:height="0.508cm" svg:x="12.122cm" svg:y="1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508cm" svg:x="12.122cm" svg:y="11.9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508cm" svg:x="12.122cm" svg:y="12.4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508cm" svg:x="12.122cm" svg:y="12.9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508cm" svg:x="12.122cm" svg:y="16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508cm" svg:x="12.122cm" svg:y="17.0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508cm" svg:x="12.122cm" svg:y="17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508cm" svg:x="12.122cm" svg:y="18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3.048cm" svg:x="12.122cm" svg:y="13.46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3.392cm" svg:y1="13.97cm" svg:x2="13.392cm" svg:y2="16.256cm">
            <text:p/>
          </draw:line>
        </draw:g>
        <draw:g xml:id="id6" draw:id="id6">
          <draw:custom-shape draw:style-name="gr3" draw:text-style-name="P1" draw:layer="layout" svg:width="2.54cm" svg:height="0.508cm" svg:x="12.122cm" svg:y="7.3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508cm" svg:x="12.122cm" svg:y="7.874cm">
            <text:p/>
            <draw:enhanced-geometry svg:viewBox="0 0 21600 21600" draw:type="rectangle" draw:enhanced-path="M 0 0 L 21600 0 21600 21600 0 21600 0 0 Z N"/>
          </draw:custom-shape>
        </draw:g>
        <draw:connector draw:style-name="gr5" draw:text-style-name="P1" draw:layer="layout" svg:x1="7.55cm" svg:y1="3.302cm" svg:x2="11.614cm" svg:y2="11.557cm" draw:start-shape="id1" draw:start-glue-point="1" draw:end-shape="id2" svg:d="m7550 3302h2032v8255h2032" svg:viewBox="0 0 4065 8256">
          <text:p/>
        </draw:connector>
        <draw:connector draw:style-name="gr5" draw:text-style-name="P1" draw:layer="layout" svg:x1="14.662cm" svg:y1="14.986cm" svg:x2="16.44cm" svg:y2="13.589cm" draw:start-shape="id3" draw:start-glue-point="1" draw:end-shape="id4" draw:end-glue-point="3" svg:d="m14662 14986h889v-1397h889" svg:viewBox="0 0 1779 1398">
          <text:p/>
        </draw:connector>
        <draw:connector draw:style-name="gr5" draw:text-style-name="P1" draw:layer="layout" svg:x1="14.662cm" svg:y1="9.906cm" svg:x2="16.44cm" svg:y2="13.589cm" draw:start-shape="id5" draw:start-glue-point="1" draw:end-shape="id4" draw:end-glue-point="3" svg:d="m14662 9906h889v3683h889" svg:viewBox="0 0 1779 3684">
          <text:p/>
        </draw:connector>
        <draw:connector draw:style-name="gr5" draw:text-style-name="P1" draw:layer="layout" svg:x1="14.662cm" svg:y1="7.874cm" svg:x2="16.44cm" svg:y2="13.589cm" draw:start-shape="id6" draw:start-glue-point="1" draw:end-shape="id4" draw:end-glue-point="3" svg:d="m14662 7874h889v5715h889" svg:viewBox="0 0 1779 5716">
          <text:p/>
        </draw:connector>
        <draw:connector draw:style-name="gr5" draw:text-style-name="P1" draw:layer="layout" svg:x1="14.662cm" svg:y1="6.35cm" svg:x2="16.44cm" svg:y2="13.589cm" draw:start-shape="id7" draw:start-glue-point="1" draw:end-shape="id4" draw:end-glue-point="3" svg:d="m14662 6350h889v7239h889" svg:viewBox="0 0 1779 7240">
          <text:p/>
        </draw:connector>
        <draw:connector draw:style-name="gr5" draw:text-style-name="P1" draw:layer="layout" svg:x1="18.726cm" svg:y1="8.89cm" svg:x2="18.726cm" svg:y2="10.16cm" draw:start-shape="id8" draw:start-glue-point="2" draw:end-shape="id4" draw:end-glue-point="0" svg:d="m18726 8890v1270" svg:viewBox="0 0 1 1271">
          <text:p/>
        </draw:connector>
        <draw:custom-shape draw:style-name="gr6" draw:text-style-name="P1" xml:id="id10" draw:id="id10" draw:layer="layout" svg:width="3.048cm" svg:height="2.032cm" svg:x="4.502cm" svg:y="5.588cm">
          <text:p text:style-name="P1">ILMB</text:p>
          <text:p text:style-name="P1">DLMB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3.048cm" svg:height="2.032cm" svg:x="4.502cm" svg:y="8.636cm">
          <text:p text:style-name="P1">GPIO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55cm" svg:y1="9.652cm" svg:x2="7.55cm" svg:y2="3.302cm" draw:start-shape="id9" draw:start-glue-point="1" draw:end-shape="id1" draw:end-glue-point="1" svg:d="m7550 9652h2032v-6350h-2032" svg:viewBox="0 0 2033 6351">
          <text:p/>
        </draw:connector>
        <draw:connector draw:style-name="gr5" draw:text-style-name="P1" draw:layer="layout" svg:x1="7.55cm" svg:y1="6.604cm" svg:x2="7.55cm" svg:y2="3.302cm" draw:start-shape="id10" draw:start-glue-point="1" draw:end-shape="id1" draw:end-glue-point="1" svg:d="m7550 6604h2032v-3302h-2032" svg:viewBox="0 0 2033 3303">
          <text:p/>
        </draw:connector>
        <draw:frame draw:style-name="gr7" draw:layer="layout" svg:width="2.54cm" svg:height="1.012cm" svg:x="12.122cm" svg:y="5.842cm">
          <draw:text-box>
            <text:p text:style-name="P1">cfg</text:p>
          </draw:text-box>
        </draw:frame>
        <draw:frame draw:style-name="gr7" draw:layer="layout" svg:width="2.54cm" svg:height="1.012cm" svg:x="12.122cm" svg:y="7.366cm">
          <draw:text-box>
            <text:p text:style-name="P1">scr/lvl</text:p>
          </draw:text-box>
        </draw:frame>
        <draw:frame draw:style-name="gr7" draw:layer="layout" svg:width="2.54cm" svg:height="1.012cm" svg:x="12.122cm" svg:y="9.398cm">
          <draw:text-box>
            <text:p text:style-name="P1">next</text:p>
          </draw:text-box>
        </draw:frame>
        <draw:frame draw:style-name="gr7" draw:text-style-name="P1" draw:layer="layout" svg:width="2.54cm" svg:height="1.723cm" svg:x="12.122cm" svg:y="11.43cm">
          <draw:text-box>
            <text:p text:style-name="P1">game-board</text:p>
          </draw:text-box>
        </draw:frame>
        <draw:frame draw:style-name="gr7" draw:layer="layout" svg:width="1.778cm" svg:height="1.723cm" svg:x="9.582cm" svg:y="9.906cm">
          <draw:text-box>
            <text:p text:style-name="P1">PLB bus</text:p>
          </draw:text-box>
        </draw:frame>
        <draw:custom-shape draw:style-name="gr6" draw:text-style-name="P1" xml:id="id11" draw:id="id11" draw:layer="layout" svg:width="3.048cm" svg:height="2.032cm" svg:x="4.502cm" svg:y="11.684cm">
          <text:p text:style-name="P1">Timer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55cm" svg:y1="12.7cm" svg:x2="7.55cm" svg:y2="3.302cm" draw:start-shape="id11" draw:start-glue-point="1" svg:d="m7550 12700h2032v-9398h-2032" svg:viewBox="0 0 2033 9399">
          <text:p/>
        </draw:connector>
        <draw:line draw:style-name="gr8" draw:text-style-name="P1" draw:layer="layout" svg:x1="3.486cm" svg:y1="9.652cm" svg:x2="4.502cm" svg:y2="9.652cm">
          <text:p/>
        </draw:line>
        <draw:line draw:style-name="gr8" draw:text-style-name="P1" draw:layer="layout" svg:x1="21.012cm" svg:y1="7.874cm" svg:x2="23.044cm" svg:y2="7.874cm">
          <text:p/>
        </draw:line>
        <draw:frame draw:style-name="gr9" draw:layer="layout" svg:width="2.918cm" svg:height="1.012cm" svg:x="23.044cm" svg:y="7.366cm">
          <draw:text-box>
            <text:p>VGA out</text:p>
          </draw:text-box>
        </draw:frame>
        <draw:frame draw:style-name="gr9" draw:text-style-name="P2" draw:layer="layout" svg:width="2.91cm" svg:height="1.012cm" svg:x="0.692cm" svg:y="9.148cm">
          <draw:text-box>
            <text:p text:style-name="P2">Controls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1" draw:text-style-name="P1" draw:layer="layout" svg:width="25.27cm" svg:height="17.07cm" svg:x="0.692cm" svg:y="2.006cm">
          <draw:image xlink:href="Pictures/10000200000003BB00000285D571C4B6.png" xlink:type="simple" xlink:show="embed" xlink:actuate="onLoad">
            <text:p/>
          </draw:image>
        </draw:frame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2" draw:text-style-name="P1" xml:id="id19" draw:id="id19" draw:layer="layout" svg:width="16.002cm" svg:height="9.906cm" svg:x="3.556cm" svg:y="8.382cm">
          <text:p text:style-name="P1">PLAY</text:p>
          <draw:enhanced-geometry svg:viewBox="0 0 21600 21600" draw:type="rectangle" draw:enhanced-path="M 0 0 L 21600 0 21600 21600 0 21600 0 0 Z N"/>
        </draw:custom-shape>
        <draw:custom-shape draw:style-name="gr12" draw:text-style-name="P1" xml:id="id17" draw:id="id17" draw:layer="layout" svg:width="16.002cm" svg:height="4.826cm" svg:x="3.556cm" svg:y="2.54cm">
          <text:p text:style-name="P1">GAME OVE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81cm" svg:height="1.016cm" svg:x="4.064cm" svg:y="9.652cm"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13" draw:text-style-name="P1" xml:id="id12" draw:id="id12" draw:layer="layout" svg:width="3.81cm" svg:height="1.016cm" svg:x="4.064cm" svg:y="11.43cm">
          <text:p text:style-name="P1">FALL</text:p>
          <draw:enhanced-geometry svg:viewBox="0 0 21600 21600" draw:type="rectangle" draw:enhanced-path="M 0 0 L 21600 0 21600 21600 0 21600 0 0 Z N"/>
        </draw:custom-shape>
        <draw:custom-shape draw:style-name="gr13" draw:text-style-name="P1" xml:id="id13" draw:id="id13" draw:layer="layout" svg:width="3.81cm" svg:height="1.016cm" svg:x="9.652cm" svg:y="10.16cm">
          <text:p text:style-name="P1">CHECK</text:p>
          <draw:enhanced-geometry svg:viewBox="0 0 21600 21600" draw:type="rectangle" draw:enhanced-path="M 0 0 L 21600 0 21600 21600 0 21600 0 0 Z N"/>
        </draw:custom-shape>
        <draw:custom-shape draw:style-name="gr13" draw:text-style-name="P1" xml:id="id14" draw:id="id14" draw:layer="layout" svg:width="3.81cm" svg:height="1.016cm" svg:x="9.652cm" svg:y="12.7cm">
          <text:p text:style-name="P1">CLEAR</text:p>
          <draw:enhanced-geometry svg:viewBox="0 0 21600 21600" draw:type="rectangle" draw:enhanced-path="M 0 0 L 21600 0 21600 21600 0 21600 0 0 Z N"/>
        </draw:custom-shape>
        <draw:custom-shape draw:style-name="gr13" draw:text-style-name="P1" xml:id="id15" draw:id="id15" draw:layer="layout" svg:width="3.81cm" svg:height="1.016cm" svg:x="15.24cm" svg:y="11.43cm">
          <text:p text:style-name="P1">NEXT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curve" svg:x1="7.874cm" svg:y1="11.938cm" svg:x2="9.652cm" svg:y2="10.668cm" draw:start-shape="id12" draw:start-glue-point="1" draw:end-shape="id13" draw:end-glue-point="3" svg:d="m7874 11938c1333 0 445-1270 1778-1270" svg:viewBox="0 0 1779 1271">
          <text:p/>
        </draw:connector>
        <draw:connector draw:style-name="gr14" draw:text-style-name="P1" draw:layer="layout" draw:type="curve" svg:x1="7.874cm" svg:y1="11.938cm" svg:x2="9.652cm" svg:y2="13.208cm" draw:start-shape="id12" draw:start-glue-point="1" draw:end-shape="id14" svg:d="m7874 11938c1333 0 445 1270 1778 1270" svg:viewBox="0 0 1779 1271">
          <text:p/>
        </draw:connector>
        <draw:connector draw:style-name="gr14" draw:text-style-name="P1" draw:layer="layout" draw:type="curve" svg:x1="13.462cm" svg:y1="13.208cm" svg:x2="15.24cm" svg:y2="11.938cm" draw:start-shape="id14" draw:start-glue-point="1" draw:end-shape="id15" draw:end-glue-point="3" svg:d="m13462 13208c1333 0 445-1270 1778-1270" svg:viewBox="0 0 1779 1271">
          <text:p/>
        </draw:connector>
        <draw:custom-shape draw:style-name="gr13" draw:text-style-name="P1" draw:layer="layout" svg:width="3.81cm" svg:height="1.016cm" svg:x="4.064cm" svg:y="13.208cm">
          <text:p text:style-name="P1">ROTAT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81cm" svg:height="1.016cm" svg:x="4.064cm" svg:y="14.986cm">
          <text:p text:style-name="P1">LEFT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81cm" svg:height="1.016cm" svg:x="4.064cm" svg:y="16.764cm">
          <text:p text:style-name="P1">RIGHT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curve" svg:x1="13.462cm" svg:y1="10.668cm" svg:x2="15.24cm" svg:y2="11.938cm" draw:start-shape="id13" draw:start-glue-point="1" draw:end-shape="id15" draw:end-glue-point="3" svg:d="m13462 10668c1333 0 445 1270 1778 1270" svg:viewBox="0 0 1779 1271">
          <text:p/>
        </draw:connector>
        <draw:custom-shape draw:style-name="gr13" draw:text-style-name="P1" xml:id="id18" draw:id="id18" draw:layer="layout" svg:width="3.81cm" svg:height="1.016cm" svg:x="4.064cm" svg:y="5.588cm">
          <text:p text:style-name="P1">ROTAT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81cm" svg:height="1.016cm" svg:x="4.064cm" svg:y="3.81cm"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15" draw:text-style-name="P1" xml:id="id16" draw:id="id16" draw:layer="layout" svg:width="0.762cm" svg:height="0.762cm" svg:x="1.524cm" svg:y="1.5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draw:type="curve" svg:x1="1.905cm" svg:y1="2.286cm" svg:x2="3.556cm" svg:y2="4.953cm" draw:start-shape="id16" draw:start-glue-point="6" draw:end-shape="id17" svg:d="m1905 2286c0 1778 550 2667 1651 2667" svg:viewBox="0 0 1652 2668">
          <text:p/>
        </draw:connector>
        <draw:connector draw:style-name="gr14" draw:text-style-name="P1" draw:layer="layout" draw:type="curve" svg:x1="4.064cm" svg:y1="11.938cm" svg:x2="3.556cm" svg:y2="4.953cm" draw:start-shape="id12" draw:start-glue-point="3" draw:end-shape="id17" draw:end-glue-point="3" svg:d="m4064 11938c-1551 0-1297-6985-508-6985" svg:viewBox="0 0 1135 6986">
          <text:p/>
        </draw:connector>
        <draw:connector draw:style-name="gr16" draw:text-style-name="P1" draw:layer="layout" draw:type="curve" svg:x1="7.874cm" svg:y1="6.096cm" svg:x2="11.557cm" svg:y2="8.382cm" draw:start-shape="id18" draw:start-glue-point="1" draw:end-shape="id19" svg:d="m7874 6096c2456 0 3683 762 3683 2286" svg:viewBox="0 0 3684 2287">
          <text:p/>
        </draw:connector>
        <presentation:notes draw:style-name="dp2">
          <draw:page-thumbnail draw:style-name="gr10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1" draw:text-style-name="P1" draw:layer="layout" svg:width="18.086cm" svg:height="16.816cm" svg:x="1.498cm" svg:y="1.498cm">
          <draw:image xlink:href="Pictures/10000200000002AC0000027C51856AC5.png" xlink:type="simple" xlink:show="embed" xlink:actuate="onLoad">
            <text:p/>
          </draw:image>
        </draw:frame>
        <presentation:notes draw:style-name="dp2">
          <draw:page-thumbnail draw:style-name="gr10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Cabras</meta:initial-creator>
    <meta:creation-date>2013-12-12T22:33:13</meta:creation-date>
    <dc:date>2013-12-13T11:43:16</dc:date>
    <dc:creator>Jeff Heckey</dc:creator>
    <meta:editing-duration>PT8M19S</meta:editing-duration>
    <meta:editing-cycles>3</meta:editing-cycles>
    <meta:generator>LibreOffice/4.0.2.2$Linux_X86_64 LibreOffice_project/400m0$Build-2</meta:generator>
    <meta:document-statistic meta:object-count="98"/>
  </office:meta>
</office:document-meta>
</file>